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5b60c" officeooo:paragraph-rsid="00064309"/>
    </style:style>
    <style:style style:name="P2" style:family="paragraph" style:parent-style-name="Standard">
      <style:text-properties officeooo:rsid="0005b60c" officeooo:paragraph-rsid="0007f032"/>
    </style:style>
    <style:style style:name="P3" style:family="paragraph" style:parent-style-name="Standard">
      <style:text-properties officeooo:rsid="0005b60c" officeooo:paragraph-rsid="000ae2fc"/>
    </style:style>
    <style:style style:name="P4" style:family="paragraph" style:parent-style-name="Standard">
      <style:text-properties officeooo:rsid="0005b60c" officeooo:paragraph-rsid="000d33f2"/>
    </style:style>
    <style:style style:name="P5" style:family="paragraph" style:parent-style-name="Standard">
      <style:text-properties officeooo:rsid="0005b60c" officeooo:paragraph-rsid="00138893"/>
    </style:style>
    <style:style style:name="P6" style:family="paragraph" style:parent-style-name="Standard">
      <style:text-properties officeooo:rsid="0005b60c" officeooo:paragraph-rsid="0013b5f3"/>
    </style:style>
    <style:style style:name="P7" style:family="paragraph" style:parent-style-name="Standard">
      <style:text-properties officeooo:rsid="000c97ff" officeooo:paragraph-rsid="000c97ff"/>
    </style:style>
    <style:style style:name="P8" style:family="paragraph" style:parent-style-name="Standard">
      <style:text-properties officeooo:rsid="000d33f2" officeooo:paragraph-rsid="000d33f2"/>
    </style:style>
    <style:style style:name="P9" style:family="paragraph" style:parent-style-name="Standard">
      <style:text-properties officeooo:rsid="000d33f2" officeooo:paragraph-rsid="000ebf0a"/>
    </style:style>
    <style:style style:name="P10" style:family="paragraph" style:parent-style-name="Standard">
      <style:text-properties officeooo:rsid="000d33f2" officeooo:paragraph-rsid="00112f55"/>
    </style:style>
    <style:style style:name="P11" style:family="paragraph" style:parent-style-name="Standard">
      <style:text-properties officeooo:rsid="000de528" officeooo:paragraph-rsid="000de528"/>
    </style:style>
    <style:style style:name="P12" style:family="paragraph" style:parent-style-name="Standard">
      <style:text-properties officeooo:rsid="000f23e7" officeooo:paragraph-rsid="000f23e7"/>
    </style:style>
    <style:style style:name="P13" style:family="paragraph" style:parent-style-name="Standard">
      <style:text-properties officeooo:rsid="000f6bd0" officeooo:paragraph-rsid="000f6bd0"/>
    </style:style>
    <style:style style:name="P14" style:family="paragraph" style:parent-style-name="Standard">
      <style:text-properties officeooo:rsid="00112f55" officeooo:paragraph-rsid="00112f55"/>
    </style:style>
    <style:style style:name="P15" style:family="paragraph" style:parent-style-name="Standard">
      <style:text-properties officeooo:rsid="0015e29f" officeooo:paragraph-rsid="0015e29f"/>
    </style:style>
    <style:style style:name="P16" style:family="paragraph" style:parent-style-name="Standard">
      <style:text-properties fo:font-weight="bold" officeooo:rsid="00168205" officeooo:paragraph-rsid="00168205" style:font-weight-asian="bold" style:font-weight-complex="bold"/>
    </style:style>
    <style:style style:name="P17" style:family="paragraph" style:parent-style-name="Standard">
      <style:text-properties fo:font-weight="bold" officeooo:rsid="0017c749" officeooo:paragraph-rsid="0017c749" style:font-weight-asian="bold" style:font-weight-complex="bold"/>
    </style:style>
    <style:style style:name="P18" style:family="paragraph" style:parent-style-name="Standard">
      <style:text-properties officeooo:rsid="00064309" officeooo:paragraph-rsid="00064309"/>
    </style:style>
    <style:style style:name="P19" style:family="paragraph" style:parent-style-name="Standard">
      <style:text-properties officeooo:rsid="00064309" officeooo:paragraph-rsid="000ebf0a"/>
    </style:style>
    <style:style style:name="P20" style:family="paragraph" style:parent-style-name="Standard">
      <style:text-properties officeooo:rsid="00064309" officeooo:paragraph-rsid="00112f55"/>
    </style:style>
    <style:style style:name="P21" style:family="paragraph" style:parent-style-name="Standard">
      <style:text-properties officeooo:rsid="00085334" officeooo:paragraph-rsid="00085334"/>
    </style:style>
    <style:style style:name="P22" style:family="paragraph" style:parent-style-name="Standard">
      <style:text-properties fo:font-weight="normal" officeooo:rsid="000956cb" officeooo:paragraph-rsid="000956cb" style:font-weight-asian="normal" style:font-weight-complex="normal"/>
    </style:style>
    <style:style style:name="P23" style:family="paragraph" style:parent-style-name="Standard">
      <style:text-properties fo:font-weight="normal" officeooo:rsid="0017c749" officeooo:paragraph-rsid="0017c749" style:font-weight-asian="normal" style:font-weight-complex="normal"/>
    </style:style>
    <style:style style:name="P24" style:family="paragraph" style:parent-style-name="Standard">
      <style:text-properties fo:font-weight="normal" officeooo:rsid="001976c6" officeooo:paragraph-rsid="001976c6" style:font-weight-asian="normal" style:font-weight-complex="normal"/>
    </style:style>
    <style:style style:name="P25" style:family="paragraph" style:parent-style-name="Standard">
      <style:text-properties officeooo:rsid="000b795f" officeooo:paragraph-rsid="000b795f"/>
    </style:style>
    <style:style style:name="P26" style:family="paragraph" style:parent-style-name="Standard">
      <style:text-properties officeooo:rsid="000c6821" officeooo:paragraph-rsid="000c6821"/>
    </style:style>
    <style:style style:name="P27" style:family="paragraph" style:parent-style-name="Standard">
      <style:text-properties officeooo:rsid="00138893" officeooo:paragraph-rsid="00138893"/>
    </style:style>
    <style:style style:name="P28" style:family="paragraph" style:parent-style-name="Standard">
      <style:text-properties officeooo:rsid="0013b5f3" officeooo:paragraph-rsid="0015e29f"/>
    </style:style>
    <style:style style:name="T1" style:family="text">
      <style:text-properties officeooo:rsid="00064309"/>
    </style:style>
    <style:style style:name="T2" style:family="text">
      <style:text-properties fo:font-weight="normal" officeooo:rsid="000956cb" style:font-weight-asian="normal" style:font-weight-complex="normal"/>
    </style:style>
    <style:style style:name="T3" style:family="text">
      <style:text-properties officeooo:rsid="000ae2fc"/>
    </style:style>
    <style:style style:name="T4" style:family="text">
      <style:text-properties officeooo:rsid="000ebf0a"/>
    </style:style>
    <style:style style:name="T5" style:family="text">
      <style:text-properties officeooo:rsid="0013b5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>BPYTHON - MANIPULACAO DE ARQUIVOS</text:p>
      <text:p text:style-name="P1"/>
      <text:p text:style-name="P1">bpython<text:line-break/><text:span text:style-name="T1">filename = //opt/aula_python/frutas.txt'</text:span></text:p>
      <text:p text:style-name="P18">file = open(filename, “r”)</text:p>
      <text:p text:style-name="P18">file.read()</text:p>
      <text:p text:style-name="P2"><text:span text:style-name="T1">file.read()<text:line-break/>file = open(filename, “r”)<text:line-break/>file.readline()</text:span><text:line-break/><text:span text:style-name="T1">file.readline()<text:line-break/>file.readline()<text:line-break/>file.readline()</text:span></text:p>
      <text:p text:style-name="P21">file.readlines() <text:s/>### em formato de “LISTAS”</text:p>
      <text:p text:style-name="P22">file = open(filename, “r”)</text:p>
      <text:p text:style-name="P22">for linha in file:</text:p>
      <text:p text:style-name="P3"><text:span text:style-name="T2"><text:tab/>print linha</text:span><text:line-break/><text:span text:style-name="T3">file.close() <text:s/>### sempre que terminar o que tinha pra fazer, utilizar o close</text:span></text:p>
      <text:p text:style-name="P3"/>
      <text:p text:style-name="P25">file = open(filename, “w”)</text:p>
      <text:p text:style-name="P26">file.write(“Opa, foi mal”)</text:p>
      <text:p text:style-name="P26">file.close() <text:s text:c="2"/>### fechar o arquivo.</text:p>
      <text:p text:style-name="P7">cat frutas.txt</text:p>
      <text:p text:style-name="P4"><text:line-break/><text:span text:style-name="T1">filename = “/opt/aula_python/frutas.txt”</text:span></text:p>
      <text:p text:style-name="P8">file = open(filename, “w”)</text:p>
      <text:p text:style-name="P8">file.write(“Opa, foi mal”)</text:p>
      <text:p text:style-name="P8">file.write(“Opa, foi mal novamente”)</text:p>
      <text:p text:style-name="P8">file.write(“Opa, foi mais mais uma vez”)</text:p>
      <text:p text:style-name="P11">cat frutas.txt</text:p>
      <text:p text:style-name="P11"/>
      <text:p text:style-name="P19">filename = “/opt/aula_python/frutas.txt”</text:p>
      <text:p text:style-name="P9">file = open(filename, “<text:span text:style-name="T4">r</text:span>”)</text:p>
      <text:p text:style-name="P12">file.read()</text:p>
      <text:p text:style-name="P13">file.close()</text:p>
      <text:p text:style-name="P13">print(file)</text:p>
      <text:p text:style-name="P13"/>
      <text:p text:style-name="P20">filename = '/opt/aula_python/frutas.txt'</text:p>
      <text:p text:style-name="P10">file = open(filename, <text:span text:style-name="T5">'r'</text:span>)</text:p>
      <text:p text:style-name="P14">file.read()</text:p>
      <text:p text:style-name="P27">cat frutas.txt</text:p>
      <text:p text:style-name="P5"/>
      <text:p text:style-name="P6"><text:span text:style-name="T1">filename = '/opt/aula_python/frutas.txt'</text:span><text:line-break/><text:span text:style-name="T5">write open(filename, 'r') as file:</text:span></text:p>
      <text:p text:style-name="P6"><text:tab/><text:span text:style-name="T5">dados = file.read()</text:span></text:p>
      <text:p text:style-name="P6"><text:tab/><text:span text:style-name="T5">print(dados)<text:line-break/>...</text:span></text:p>
      <text:p text:style-name="P6">...</text:p>
      <text:p text:style-name="P6"/>
      <text:p text:style-name="P28"><text:soft-page-break/>write open(filename, 'w) as file:<text:line-break/><text:tab/>file.write('Giropops Strigus Girus')<text:line-break/>…<text:line-break/><text:line-break/>filename = '/opt/aula_python/frutas.txt'</text:p>
      <text:p text:style-name="P15">with file.write(“Giropops Strigus Girus Again”)</text:p>
      <text:p text:style-name="P15"/>
      <text:p text:style-name="P15"/>
      <text:p text:style-name="P17">DOCKER CLI</text:p>
      <text:p text:style-name="P23"/>
      <text:p text:style-name="P24">python docker-cli.py --create image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21:53:04.087226820</meta:creation-date>
    <meta:generator>LibreOffice/5.0.6.2$Linux_X86_64 LibreOffice_project/00$Build-2</meta:generator>
    <meta:editing-duration>PT44S</meta:editing-duration>
    <meta:editing-cycles>2</meta:editing-cycles>
    <meta:initial-creator>Suporte </meta:initial-creator>
    <dc:date>2018-05-04T21:53:39.197328176</dc:date>
    <dc:creator>Suporte </dc:creator>
    <meta:document-statistic meta:table-count="0" meta:image-count="0" meta:object-count="0" meta:page-count="2" meta:paragraph-count="36" meta:word-count="146" meta:character-count="1198" meta:non-whitespace-character-count="1078"/>
  </office:meta>
</office:document-meta>
</file>